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co1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12" style:family="table-cell" style:parent-style-name="Default" style:data-style-name="N123">
      <style:table-cell-properties style:rotation-align="none"/>
    </style:style>
    <style:style style:name="ce13" style:family="table-cell" style:parent-style-name="Default" style:data-style-name="N128"/>
    <style:style style:name="ce16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0.124299968314408" calcext:value-type="float">
            <text:p>0,1243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3];[.A6:.A13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0" calcext:value-type="float">
            <text:p>0,0000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table table:name="Кредит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Кредит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Кредит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Взял креди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-50000" calcext:value-type="float">
            <text:p>-50000</text:p>
          </table:table-cell>
          <table:table-cell/>
          <table:table-cell table:formula="of:=[.E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/>
          <table:table-cell table:formula="of:=-[.E6]" office:value-type="float" office:value="50000" calcext:value-type="float">
            <text:p>50000</text:p>
          </table:table-cell>
          <table:table-cell table:formula="of:=-[.E6]" office:value-type="float" office:value="50000" calcext:value-type="float">
            <text:p>50000</text:p>
          </table:table-cell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роценты по кредиту 1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  <table:table-cell table:formula="of:=-[.E9]" office:value-type="float" office:value="-10000" calcext:value-type="float">
            <text:p>-10000</text:p>
          </table:table-cell>
          <table:table-cell table:formula="of:=-[.E9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0]" office:value-type="float" office:value="500" calcext:value-type="float">
            <text:p>500</text:p>
          </table:table-cell>
          <table:table-cell table:formula="of:=[.G10]" office:value-type="float" office:value="500" calcext:value-type="float">
            <text:p>500</text:p>
          </table:table-cell>
          <table:table-cell table:number-columns-repeated="2"/>
          <table:table-cell table:formula="of:=-[.E10]" office:value-type="float" office:value="-500" calcext:value-type="float">
            <text:p>-500</text:p>
          </table:table-cell>
          <table:table-cell table:formula="of:=-[.E10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кредиту 2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/>
          <table:table-cell table:formula="of:=-[.E13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4]" office:value-type="float" office:value="500" calcext:value-type="float">
            <text:p>500</text:p>
          </table:table-cell>
          <table:table-cell table:formula="of:=[.G14]" office:value-type="float" office:value="500" calcext:value-type="float">
            <text:p>500</text:p>
          </table:table-cell>
          <table:table-cell table:number-columns-repeated="2"/>
          <table:table-cell table:formula="of:=-[.E14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3:.E14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 office:value-type="string" calcext:value-type="string">
            <text:p>Проценты по кредиту 3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/>
          <table:table-cell table:formula="of:=-[.E1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8]" office:value-type="float" office:value="500" calcext:value-type="float">
            <text:p>500</text:p>
          </table:table-cell>
          <table:table-cell table:formula="of:=[.G18]" office:value-type="float" office:value="500" calcext:value-type="float">
            <text:p>500</text:p>
          </table:table-cell>
          <table:table-cell table:number-columns-repeated="2"/>
          <table:table-cell table:formula="of:=-[.E18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7:.E18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 office:value-type="string" calcext:value-type="string">
            <text:p>Закрытие кредита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table:formula="of:=-[.E6]-[.E9]-[.E13]-[.E17]" office:value-type="float" office:value="20000" calcext:value-type="float">
            <text:p>20000</text:p>
          </table:table-cell>
          <table:table-cell/>
          <table:table-cell table:formula="of:=[.E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  <table:table-cell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-20000" calcext:value-type="float">
            <text:p>-200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1];[.A6:.A21])" office:value-type="float" office:value="0.0497284339166617" calcext:value-type="float">
            <text:p>0,0497</text:p>
          </table:table-cell>
          <table:table-cell table:style-name="ce3" table:formula="of:=XIRR([.I6:.I21];[.A6:.A21])" office:value-type="float" office:value="1.10506217860899E-017" calcext:value-type="float">
            <text:p>0,0000</text:p>
          </table:table-cell>
          <table:table-cell table:style-name="ce6"/>
          <table:table-cell table:style-name="ce3" table:formula="of:=XIRR([.K6:.K21];[.A6:.A21])" office:value-type="float" office:value="0.0497284339166617" calcext:value-type="float">
            <text:p>0,049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XIRR([.G6:.G21];[.A6:.A21])" office:value-type="float" office:value="0.0497284339166617" calcext:value-type="float">
            <text:p>0,0497</text:p>
          </table:table-cell>
          <table:table-cell table:style-name="ce3" table:formula="of:=[.G30]-[.H27]" office:value-type="float" office:value="0" calcext:value-type="float">
            <text:p>0,0000</text:p>
          </table:table-cell>
          <table:table-cell table:style-name="ce3" table:formula="of:=[.I27]-[.G30]" office:value-type="float" office:value="-0.0497284339166616" calcext:value-type="float">
            <text:p>-0,0497</text:p>
          </table:table-cell>
          <table:table-cell table:style-name="ce3" table:formula="of:=[.G30]-[.H30]" office:value-type="float" office:value="0.0497284339166617" calcext:value-type="float">
            <text:p>0,0497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 table:number-rows-repeated="4">
          <table:table-cell table:style-name="ce1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3"/>
          <table:table-cell table:number-columns-repeated="10"/>
        </table:table-row>
      </table:table>
      <table:table table:name="error_xirr" table:style-name="ta1">
        <table:table-column table:style-name="co1" table:number-columns-repeated="5" table:default-cell-style-name="Default"/>
        <table:table-row table:style-name="ro2">
          <table:table-cell table:style-name="ce1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Меньше -100%</text:p>
          </table:table-cell>
          <table:table-cell/>
        </table:table-row>
        <table:table-row table:style-name="ro1">
          <table:table-cell table:style-name="ce2" office:value-type="date" office:date-value="2009-01-01" calcext:value-type="date">
            <text:p>01.01.09</text:p>
          </table:table-cell>
          <table:table-cell office:value-type="float" office:value="-274.4" calcext:value-type="float">
            <text:p>-274,4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11-04-12" calcext:value-type="date">
            <text:p>12.04.11</text:p>
          </table:table-cell>
          <table:table-cell office:value-type="float" office:value="-6512.4" calcext:value-type="float">
            <text:p>-6512,4</text:p>
          </table:table-cell>
          <table:table-cell/>
          <table:table-cell table:style-name="ce2" office:value-type="date" office:date-value="2016-06-01" calcext:value-type="date">
            <text:p>01.06.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date" office:date-value="2012-09-10" calcext:value-type="date">
            <text:p>10.09.12</text:p>
          </table:table-cell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XIRR([.B4:.B6];[.A4:.A6])" office:value-type="float" office:value="-0.261338629626684" calcext:value-type="float">
            <text:p>-0,261338629626684</text:p>
          </table:table-cell>
          <table:table-cell table:number-columns-repeated="2"/>
          <table:table-cell table:formula="of:=XIRR([.E4:.E5];[.D4:.D5])" office:value-type="string" office:string-value="" calcext:value-type="error">
            <text:p>Ошибка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 style:data-style-name="N2" text:time-value="16:37:28.66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6T17:13:28.173000000</dc:date>
    <meta:editing-duration>PT5H13M12S</meta:editing-duration>
    <meta:editing-cycles>20</meta:editing-cycles>
    <meta:document-statistic meta:table-count="9" meta:cell-count="768" meta:object-count="0"/>
  </office:meta>
</office:document-meta>
</file>